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Contents_20_1">
      <style:paragraph-properties>
        <style:tab-stops>
          <style:tab-stop style:position="25.7cm" style:type="right" style:leader-style="dotted" style:leader-text="."/>
        </style:tab-stops>
      </style:paragraph-properties>
    </style:style>
    <style:style style:name="P21" style:family="paragraph" style:parent-style-name="Contents_20_2">
      <style:paragraph-properties>
        <style:tab-stops>
          <style:tab-stop style:position="25.2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3" style:family="paragraph" style:parent-style-name="Text_20_body">
      <style:text-properties style:font-name="Arial"/>
    </style:style>
    <style:style style:name="P24"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5" style:family="paragraph" style:parent-style-name="Table_20_Contents" style:list-style-name="L3">
      <style:paragraph-properties fo:margin-left="0.75cm" fo:margin-right="0.009cm" fo:text-indent="-0.635cm" style:auto-text-indent="false">
        <style:tab-stops>
          <style:tab-stop style:position="0.291cm"/>
        </style:tab-stops>
      </style:paragraph-properties>
      <style:text-properties style:font-name="Arial"/>
    </style:style>
    <style:style style:name="P26" style:family="paragraph" style:parent-style-name="Table_20_Contents" style:list-style-name="L3">
      <style:paragraph-properties fo:margin-left="0.75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5">
      <style:paragraph-properties fo:margin-left="0.697cm" fo:margin-right="0.009cm" fo:text-indent="-0.635cm" style:auto-text-indent="false">
        <style:tab-stops>
          <style:tab-stop style:position="0.026cm"/>
        </style:tab-stops>
      </style:paragraph-properties>
      <style:text-properties style:font-name="Arial"/>
    </style:style>
    <style:style style:name="P30"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1" style:family="paragraph" style:parent-style-name="Table_20_Contents" style:list-style-name="L4">
      <style:paragraph-properties fo:margin-left="0.723cm" fo:margin-right="0.009cm" fo:text-indent="-0.635cm" style:auto-text-indent="false">
        <style:tab-stops>
          <style:tab-stop style:position="0.106cm"/>
        </style:tab-stops>
      </style:paragraph-properties>
      <style:text-properties style:font-name="Arial"/>
    </style:style>
    <style:style style:name="P32" style:family="paragraph" style:parent-style-name="Table_20_Contents" style:list-style-name="L6">
      <style:paragraph-properties fo:margin-left="0.723cm" fo:margin-right="0.009cm" fo:text-indent="-0.635cm" style:auto-text-indent="false">
        <style:tab-stops>
          <style:tab-stop style:position="0.212cm"/>
        </style:tab-stops>
      </style:paragraph-properties>
      <style:text-properties style:font-name="Arial"/>
    </style:style>
    <style:style style:name="P33" style:family="paragraph" style:parent-style-name="Table_20_Contents" style:list-style-name="L7">
      <style:paragraph-properties fo:margin-left="0.723cm" fo:margin-right="0.009cm" fo:text-indent="-0.635cm" style:auto-text-indent="false">
        <style:tab-stops>
          <style:tab-stop style:position="0.159cm"/>
        </style:tab-stops>
      </style:paragraph-properties>
      <style:text-properties style:font-name="Arial"/>
    </style:style>
    <style:style style:name="P34"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5" style:family="paragraph" style:parent-style-name="Table_20_Contents" style:list-style-name="L5">
      <style:paragraph-properties fo:margin-left="0.644cm" fo:margin-right="0.009cm" fo:text-indent="-0.635cm" style:auto-text-indent="false">
        <style:tab-stops>
          <style:tab-stop style:position="0.344cm"/>
        </style:tab-stops>
      </style:paragraph-properties>
      <style:text-properties style:font-name="Arial"/>
    </style:style>
    <style:style style:name="P36" style:family="paragraph" style:parent-style-name="Table_20_Contents" style:list-style-name="L5">
      <style:paragraph-properties fo:margin-left="0.644cm" fo:margin-right="0.009cm" fo:text-indent="-0.635cm" style:auto-text-indent="false">
        <style:tab-stops>
          <style:tab-stop style:position="0.185cm"/>
        </style:tab-stops>
      </style:paragraph-properties>
      <style:text-properties style:font-name="Arial"/>
    </style:style>
    <style:style style:name="P37" style:family="paragraph" style:parent-style-name="Table_20_Contents" style:list-style-name="L6">
      <style:paragraph-properties fo:margin-left="0.644cm" fo:margin-right="0.009cm" fo:text-indent="-0.635cm" style:auto-text-indent="false">
        <style:tab-stops>
          <style:tab-stop style:position="0.106cm"/>
        </style:tab-stops>
      </style:paragraph-properties>
      <style:text-properties style:font-name="Arial"/>
    </style:style>
    <style:style style:name="P38" style:family="paragraph" style:parent-style-name="Table_20_Contents" style:list-style-name="L7">
      <style:paragraph-properties fo:margin-left="0.67cm" fo:margin-right="0.009cm" fo:text-indent="-0.635cm" style:auto-text-indent="false">
        <style:tab-stops>
          <style:tab-stop style:position="0.106cm"/>
        </style:tab-stops>
      </style:paragraph-properties>
      <style:text-properties style:font-name="Arial"/>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Contents_20_Heading" style:master-page-name="First_20_Page">
      <style:paragraph-properties style:page-number="auto"/>
    </style:style>
    <style:style style:name="P42" style:family="paragraph" style:parent-style-name="Heading_20_2">
      <style:text-properties style:font-name="Arial"/>
    </style:style>
    <style:style style:name="P43"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1T16:31:05.99">So, 21. Oktober 2012</text:date></text:p>
          </table:table-cell>
        </table:table-row>
      </table:table>
      <text:p text:style-name="P4"/>
      <text:h text:style-name="Heading_20_1" text:outline-level="1"/>
      <text:h text:style-name="P39"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1">Table of Contents</text:p>
          </text:index-title>
          <text:p text:style-name="P20"><text:a xlink:type="simple" xlink:href="#__RefHeading__107_563616479" text:style-name="Index_20_Link" text:visited-style-name="Index_20_Link">Overview<text:tab/>3</text:a></text:p>
          <text:p text:style-name="P21"><text:a xlink:type="simple" xlink:href="#__RefHeading__104_2069334933" text:style-name="Index_20_Link" text:visited-style-name="Index_20_Link">Test Environment and Result<text:tab/>3</text:a></text:p>
          <text:p text:style-name="P21"><text:a xlink:type="simple" xlink:href="#__RefHeading__106_2069334933" text:style-name="Index_20_Link" text:visited-style-name="Index_20_Link">Instructions<text:tab/>3</text:a></text:p>
          <text:p text:style-name="P20"><text:a xlink:type="simple" xlink:href="#__RefHeading__346_222615650" text:style-name="Index_20_Link" text:visited-style-name="Index_20_Link">Tests<text:tab/>4</text:a></text:p>
          <text:p text:style-name="P21"><text:a xlink:type="simple" xlink:href="#__RefHeading__348_222615650" text:style-name="Index_20_Link" text:visited-style-name="Index_20_Link">KDE Daemon Service<text:tab/>4</text:a></text:p>
          <text:p text:style-name="P21"><text:a xlink:type="simple" xlink:href="#__RefHeading__576_222615650" text:style-name="Index_20_Link" text:visited-style-name="Index_20_Link">KCM Module<text:tab/>5</text:a></text:p>
          <text:p text:style-name="P21"><text:a xlink:type="simple" xlink:href="#__RefHeading__578_222615650" text:style-name="Index_20_Link" text:visited-style-name="Index_20_Link">Applet<text:tab/>6</text:a></text:p>
        </text:index-body>
      </text:table-of-content>
      <text:p text:style-name="Text_20_body"/>
      <text:h text:style-name="P39" text:outline-level="1"/>
      <text:h text:style-name="P40"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due to problems which are not bugs (e.g. an unclear description of what to do).</text:p>
          </table:table-cell>
        </table:table-row>
        <table:table-row>
          <table:table-cell office:value-type="string">
            <text:p text:style-name="P19"/>
          </table:table-cell>
          <table:table-cell office:value-type="string">
            <text:p text:style-name="P6"><text:s/>The test was not executed (e.g. due to lack of hardware or the test being obsolete).</text:p>
          </table:table-cell>
        </table:table-row>
      </table:table>
      <text:h text:style-name="P42" text:outline-level="2"/>
      <text:h text:style-name="P40"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1993448414" text:style-name="L1">
              <text:list-item>
                <text:p text:style-name="P24">Open KDE's system settings.</text:p>
              </text:list-item>
              <text:list-item>
                <text:p text:style-name="P24">Select "Startup and Shutdown"</text:p>
              </text:list-item>
              <text:list-item>
                <text:p text:style-name="P24">Select "Service Manager"</text:p>
              </text:list-item>
              <text:list-item>
                <text:p text:style-name="P24">Select the Wacom tablet service from the list of services.</text:p>
              </text:list-item>
              <text:list-item>
                <text:p text:style-name="P24">Press the "Stop" button (Expect 1)</text:p>
              </text:list-item>
              <text:list-item>
                <text:p text:style-name="P24">Press the "Start" button (Expect 2)</text:p>
              </text:list-item>
            </text:list>
          </table:table-cell>
          <table:table-cell table:style-name="TestsKDED.C2" office:value-type="string">
            <text:list xml:id="list1448117942" text:continue-list="list1993448414" text:style-name="L1">
              <text:list-item text:start-value="1">
                <text:p text:style-name="P27">The service is stopped without crashing.</text:p>
              </text:list-item>
              <text:list-item>
                <text:p text:style-name="P27">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3"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2" office:value-type="string">
            <text:p text:style-name="P12">Start Module</text:p>
          </table:table-cell>
          <table:table-cell table:style-name="Tabelle1.B2" office:value-type="string">
            <text:list xml:id="list1033298373" text:style-name="L2">
              <text:list-item>
                <text:p text:style-name="P30">Disconnect any tablet devices.</text:p>
              </text:list-item>
              <text:list-item>
                <text:p text:style-name="P30">Stop the KDE Tablet Daemon Service.</text:p>
              </text:list-item>
              <text:list-item>
                <text:p text:style-name="P30">Open KDE's system settings.</text:p>
              </text:list-item>
              <text:list-item>
                <text:p text:style-name="P30">Select the Wacom Tablet Configuration Module (Expect 1).</text:p>
              </text:list-item>
              <text:list-item>
                <text:p text:style-name="P30">Close the Wacom Tablet Configuration Module.</text:p>
              </text:list-item>
              <text:list-item>
                <text:p text:style-name="P30">Start the KDE Tablet Daemon Service.</text:p>
              </text:list-item>
              <text:list-item>
                <text:p text:style-name="P30">Open the Wacom Tablet Configuration Module (Expect 2).</text:p>
              </text:list-item>
              <text:list-item>
                <text:p text:style-name="P30">Connect a tablet device (Expect 3).</text:p>
              </text:list-item>
              <text:list-item>
                <text:p text:style-name="P30">Disconnect the tablet again (Expect 4).</text:p>
              </text:list-item>
            </text:list>
          </table:table-cell>
          <table:table-cell table:style-name="Tabelle1.C2" office:value-type="string">
            <text:list xml:id="list481534537" text:continue-list="list1033298373" text:style-name="L2">
              <text:list-item text:start-value="1">
                <text:p text:style-name="P34">The module is opened and displays an error message about the daemon not being available.</text:p>
              </text:list-item>
              <text:list-item>
                <text:p text:style-name="P34">The module is opened and displays an error message about no tablet being available.</text:p>
              </text:list-item>
              <text:list-item>
                <text:p text:style-name="P34">The error message disappears and the configuration options are displayed.</text:p>
              </text:list-item>
              <text:list-item>
                <text:p text:style-name="P34">The error message about no tablet being available is displayed again.</text:p>
              </text:list-item>
            </text:list>
          </table:table-cell>
          <table:table-cell table:style-name="Tabelle1.D2" office:value-type="string">
            <text:p text:style-name="P11"/>
          </table:table-cell>
          <table:table-cell table:style-name="Tabelle1.E2" office:value-type="string">
            <text:p text:style-name="P11"/>
          </table:table-cell>
        </table:table-row>
      </table:table>
      <text:p text:style-name="P2"/>
      <text:p text:style-name="P2"/>
      <text:h text:style-name="P43"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1602460694" text:style-name="L3">
              <text:list-item>
                <text:p text:style-name="P25">Disconnect any tablet devices.</text:p>
              </text:list-item>
              <text:list-item>
                <text:p text:style-name="P25">Stop the KDE Tablet Daemon Service.</text:p>
              </text:list-item>
              <text:list-item>
                <text:p text:style-name="P25">Right click on the desktop.</text:p>
              </text:list-item>
              <text:list-item>
                <text:p text:style-name="P25">Select "Unlock Widgets" if your widgets are currently locked.</text:p>
              </text:list-item>
              <text:list-item>
                <text:p text:style-name="P25">Right click again and select "Add Widgets"</text:p>
              </text:list-item>
              <text:list-item>
                <text:p text:style-name="P25">Select the Wacom Tablet Applet from the widget selection dialog (Expect 1).</text:p>
              </text:list-item>
              <text:list-item>
                <text:p text:style-name="P25">Start the KDE Tablet Daemon Service (Expect 2).</text:p>
              </text:list-item>
              <text:list-item>
                <text:p text:style-name="P25">Connect a tablet device (Expect 3).</text:p>
              </text:list-item>
            </text:list>
          </table:table-cell>
          <table:table-cell table:style-name="Tabelle2.C2" office:value-type="string">
            <text:list xml:id="list1401758255" text:continue-list="list1602460694" text:style-name="L3">
              <text:list-item text:start-value="1">
                <text:p text:style-name="P26">The applet is added to the desktop.<text:line-break/>The applet shows an error message about the tablet daemon not being available.</text:p>
              </text:list-item>
              <text:list-item>
                <text:p text:style-name="P26">The applet shows an error about no tablet being connected.</text:p>
              </text:list-item>
              <text:list-item>
                <text:p text:style-name="P26">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79331956" text:style-name="L4">
              <text:list-item>
                <text:p text:style-name="P28">Make sure a tablet is connected and the applet was added to the desktop.</text:p>
              </text:list-item>
              <text:list-item>
                <text:p text:style-name="P28">Remove the applet from the desktop (Expect 1 &amp; 2).</text:p>
              </text:list-item>
              <text:list-item>
                <text:p text:style-name="P28">Remove the tablet. (Expect 2)</text:p>
              </text:list-item>
              <text:list-item>
                <text:p text:style-name="P28">Add the applet to the desktop again (Expect 3)</text:p>
              </text:list-item>
              <text:list-item>
                <text:p text:style-name="P28">Remove the applet form the desktop (Expect 1 &amp; 2).</text:p>
              </text:list-item>
            </text:list>
          </table:table-cell>
          <table:table-cell table:style-name="Tabelle2.C4" office:value-type="string">
            <text:list xml:id="list1019228435" text:continue-list="list79331956" text:style-name="L4">
              <text:list-item text:start-value="1">
                <text:p text:style-name="P31">The applet is removed from the desktop without crashing.</text:p>
              </text:list-item>
              <text:list-item>
                <text:p text:style-name="P31">The plasma-desktop does not crash.</text:p>
              </text:list-item>
              <text:list-item>
                <text:p text:style-name="P31">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778584885" text:continue-numbering="true" text:style-name="L4">
              <text:list-item>
                <text:p text:style-name="P28">Make sure the KDE Tablet Daemon Service is running and a tablet is connected.</text:p>
              </text:list-item>
              <text:list-item>
                <text:p text:style-name="P28">Use the Wacom Tablet <text:s/>Configuration Module to activate a profile other than the default profile.</text:p>
              </text:list-item>
              <text:list-item>
                <text:p text:style-name="P28">Add the Wacom Tablet Applet to the desktop (Expect 1 &amp; 2).</text:p>
              </text:list-item>
              <text:list-item>
                <text:p text:style-name="P28">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396270836" text:continue-list="list1778584885" text:style-name="L4">
              <text:list-item text:start-value="1">
                <text:p text:style-name="P31">The tablet applet is added to the desktop and no error messages are displayed.</text:p>
              </text:list-item>
              <text:list-item>
                <text:p text:style-name="P31">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142237614" text:style-name="L5">
              <text:list-item>
                <text:p text:style-name="P29">Connect a tablet device.</text:p>
              </text:list-item>
              <text:list-item>
                <text:p text:style-name="P29">Select a profile from the drop down (Expect 1).</text:p>
              </text:list-item>
              <text:list-item>
                <text:p text:style-name="P29">Select a different profile (Expect 1).</text:p>
              </text:list-item>
            </text:list>
          </table:table-cell>
          <table:table-cell table:style-name="Tabelle2.C5" office:value-type="string">
            <text:list xml:id="list935285893" text:continue-list="list1142237614" text:style-name="L5">
              <text:list-item text:start-value="1">
                <text:p text:style-name="P35">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2011208544" text:continue-list="list935285893" text:style-name="L5">
              <text:list-item text:start-value="1">
                <text:p text:style-name="P29">Connect a touch-cabable tablet device.</text:p>
              </text:list-item>
              <text:list-item>
                <text:p text:style-name="P29">Toggle the Touch radio button to off (Expect 1)</text:p>
              </text:list-item>
              <text:list-item>
                <text:p text:style-name="P29">Toggle the Touch radion button to on (Expect 2)</text:p>
              </text:list-item>
            </text:list>
          </table:table-cell>
          <table:table-cell table:style-name="Tabelle2.C6" office:value-type="string">
            <text:list xml:id="list416249811" text:continue-list="list2011208544" text:style-name="L5">
              <text:list-item text:start-value="1">
                <text:p text:style-name="P36">The touch feature of the tablet is turned off.</text:p>
              </text:list-item>
              <text:list-item>
                <text:p text:style-name="P36">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2148259568" text:style-name="L6">
              <text:list-item>
                <text:p text:style-name="P37">Connect a tablet device preferably with touch capability.</text:p>
              </text:list-item>
              <text:list-item>
                <text:p text:style-name="P37">Press the rotate-left button (Expect 1)</text:p>
              </text:list-item>
              <text:list-item>
                <text:p text:style-name="P37">Press the rotate-right button (Expect 2)</text:p>
              </text:list-item>
              <text:list-item>
                <text:p text:style-name="P37">Press the rotate-half button (Expect 3)</text:p>
              </text:list-item>
              <text:list-item>
                <text:p text:style-name="P37">Press the reset-rotate button (Expect 4)</text:p>
              </text:list-item>
              <text:list-item>
                <text:p text:style-name="P37">Select each option and then press the same button again (Expect 5).</text:p>
              </text:list-item>
            </text:list>
          </table:table-cell>
          <table:table-cell table:style-name="Tabelle2.C7" office:value-type="string">
            <text:list xml:id="list173802907" text:continue-list="list2148259568" text:style-name="L6">
              <text:list-item text:start-value="1">
                <text:p text:style-name="P32">Stylus, Eraser and Touch controls are rotated counter clock wise.</text:p>
              </text:list-item>
              <text:list-item>
                <text:p text:style-name="P32">Stylus, Eraser and Touch controls are rotated clock wise.</text:p>
              </text:list-item>
              <text:list-item>
                <text:p text:style-name="P32">Stylus, Eraser and Touch controls are rotated upside down.</text:p>
              </text:list-item>
              <text:list-item>
                <text:p text:style-name="P32">Stylus, Eraser and Touch controls are back to normal.</text:p>
              </text:list-item>
              <text:list-item>
                <text:p text:style-name="P32">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369786625" text:style-name="L7">
              <text:list-item>
                <text:p text:style-name="P38">Connect a tablet device preferably with touch capability.</text:p>
              </text:list-item>
              <text:list-item>
                <text:p text:style-name="P38">Toggle Mode to "Absolute" (Expect 1)</text:p>
              </text:list-item>
              <text:list-item>
                <text:p text:style-name="P38">Toggle Mode to "Relative" (Expect 2)</text:p>
              </text:list-item>
              <text:list-item>
                <text:p text:style-name="P38">Toggle back to "Absolute" (Expect 1)</text:p>
              </text:list-item>
            </text:list>
          </table:table-cell>
          <table:table-cell table:style-name="Tabelle2.C9" office:value-type="string">
            <text:list xml:id="list734676613" text:continue-list="list369786625" text:style-name="L7">
              <text:list-item text:start-value="1">
                <text:p text:style-name="P33">Stylus and Eraser mode is switched to absolute; Touch mode is unchanged.</text:p>
              </text:list-item>
              <text:list-item>
                <text:p text:style-name="P33">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722074188" text:continue-list="list734676613" text:style-name="L7">
              <text:list-item text:start-value="1">
                <text:p text:style-name="P38">Connect a tablet device.</text:p>
              </text:list-item>
              <text:list-item>
                <text:p text:style-name="P38">Open the settings dialog by pressing the settings icon of the plasma widget (Expect 1).</text:p>
              </text:list-item>
              <text:list-item>
                <text:p text:style-name="P38">Cancel the settings dialog (Expect 2).</text:p>
              </text:list-item>
              <text:list-item>
                <text:p text:style-name="P38"><text:soft-page-break/>Open the settings dialog again (Expect 1).</text:p>
              </text:list-item>
              <text:list-item>
                <text:p text:style-name="P38">Change different type of settings like the profile, the touch mode, etc. and confirm the changes with the ok button. (Expect 3).</text:p>
              </text:list-item>
              <text:list-item>
                <text:p text:style-name="P38">Disconnect the tablet.</text:p>
              </text:list-item>
              <text:list-item>
                <text:p text:style-name="P38">Open the settings dialog again (Expect 4).</text:p>
              </text:list-item>
            </text:list>
          </table:table-cell>
          <table:table-cell table:style-name="Tabelle2.C9" office:value-type="string">
            <text:list xml:id="list1780142870" text:continue-list="list722074188" text:style-name="L7">
              <text:list-item text:start-value="1">
                <text:p text:style-name="P33">The KCM settings dialog is displayed with the currently selected profile.</text:p>
              </text:list-item>
              <text:list-item>
                <text:p text:style-name="P33">The dialog is closed without crashing <text:soft-page-break/>and no changes are applied to the current tablet settings.</text:p>
              </text:list-item>
              <text:list-item>
                <text:p text:style-name="P33">The changes are applied and the applet's configuration widgets are updated accordingly.</text:p>
              </text:list-item>
              <text:list-item>
                <text:p text:style-name="P33">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8</text:page-number> / <text:page-count>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6M47S</meta:editing-duration>
    <meta:editing-cycles>71</meta:editing-cycles>
    <meta:generator>LibreOffice/3.5$Linux_X86_64 LibreOffice_project/350m1$Build-2</meta:generator>
    <dc:date>2012-10-21T16:31:06</dc:date>
    <dc:title>KDE Wacom Tablet</dc:title>
    <dc:subject>System Test Specification</dc:subject>
    <meta:document-statistic meta:table-count="6" meta:image-count="0" meta:object-count="0" meta:page-count="8" meta:paragraph-count="153" meta:word-count="1181" meta:character-count="2194" meta:non-whitespace-character-count="5815"/>
    <meta:user-defined meta:name="Status">Draft</meta:user-defined>
    <meta:user-defined meta:name="Version">1.0</meta:user-defined>
  </office:meta>
</office:document-meta>
</file>